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Functionality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UR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ok Room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oom Booking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uper Admin Journey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moderator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tatistics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moderator/dashboa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oom List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tro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dd multiple Room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tro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dd multiple Room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Delete Selected Room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tro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lock Lst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block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loor List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floo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Room Type List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tro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menities List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tro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ort Room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nage Display Colors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oom Tax List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neralsetting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ill Message List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ancelation list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neralsetting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Departmant list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Reason for Tax Exempt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nouncement List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ay Types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Id-Types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Guest Types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Changes password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changepasswo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ancelation policy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neralsetting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ooking policy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neralsetting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user min book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neralsetting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moderator/generalsetting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esson Pricing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eason list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Periods list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Room Price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Addd ons list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List of package</text:p>
          </table:table-cell>
          <table:table-cell table:style-name="ce3" office:value-type="string" calcext:value-type="string">
            <text:p>Not Done</text:p>
          </table:table-cell>
          <table:table-cell table:style-name="ce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user level list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moderator/userrol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users list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moderator/userrol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user login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/log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user register</text:p>
          </table:table-cell>
          <table:table-cell table:style-name="ce3" office:value-type="string" calcext:value-type="string">
            <text:p>Done</text:p>
          </table:table-cell>
          <table:table-cell table:style-name="ce4" office:value-type="string" calcext:value-type="string">
            <text:p>/register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1:39:22.958044314</meta:creation-date>
    <dc:date>2015-08-04T11:59:14.611650417</dc:date>
    <meta:editing-duration>PT4M21S</meta:editing-duration>
    <meta:editing-cycles>1</meta:editing-cycles>
    <meta:document-statistic meta:table-count="1" meta:cell-count="160" meta:object-count="0"/>
    <meta:generator>LibreOffice/4.2.8.2$Linux_X86_64 LibreOffice_project/420m0$Build-2</meta:generator>
  </office:meta>
</office:document-meta>
</file>